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E0000009DA6FFFF201F8C9622.png" manifest:media-type="image/png"/>
  <manifest:file-entry manifest:full-path="Pictures/100002010000006A0000006A57938612680EBBAF.png" manifest:media-type="image/png"/>
  <manifest:file-entry manifest:full-path="Pictures/10000201000001AE000000EA3C7BE02AAB32FFE7.png" manifest:media-type="image/png"/>
  <manifest:file-entry manifest:full-path="Pictures/1000C59E00002C790000182F0DEB4360EEF3C8B7.svg" manifest:media-type="image/svg+xml"/>
  <manifest:file-entry manifest:full-path="Pictures/10000201000000EF000000F260361C97F6FB09ED.png" manifest:media-type="image/png"/>
  <manifest:file-entry manifest:full-path="Pictures/1000204700002C680000103ABE8747651D7186AD.svg" manifest:media-type="image/svg+xml"/>
  <manifest:file-entry manifest:full-path="Pictures/10000201000000A300000165BB92811497BA027F.png" manifest:media-type="image/png"/>
  <manifest:file-entry manifest:full-path="Pictures/100016DC00000AF500000AF5B7BBC4F81A46773D.svg" manifest:media-type="image/svg+xml"/>
  <manifest:file-entry manifest:full-path="Pictures/10000201000000FC00000166B7DD1E6DB1A2ECEC.png" manifest:media-type="image/png"/>
  <manifest:file-entry manifest:full-path="Pictures/100002010000006A0000006A6792CC3909C3A660.png" manifest:media-type="image/png"/>
  <manifest:file-entry manifest:full-path="Pictures/10006D3C00000AF500000AF51A9DC494FAD8B3C5.svg" manifest:media-type="image/svg+xml"/>
  <manifest:file-entry manifest:full-path="Pictures/10000201000000FA0000014B307F02B6FF46F407.png" manifest:media-type="image/png"/>
  <manifest:file-entry manifest:full-path="Pictures/10000201000000FA00000157C7A13E9EB71959C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6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.39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.3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1.87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3.262cm"/>
    </style:style>
    <style:style style:name="gr8" style:family="graphic" style:parent-style-name="standard">
      <style:graphic-properties svg:stroke-color="#000000" draw:fill-color="#e0efd4" draw:textarea-horizontal-align="justify" draw:textarea-vertical-align="middle" draw:auto-grow-height="false" fo:min-height="0.974cm" fo:min-width="0.00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Ubuntu Condense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Ubuntu Condensed"/>
    </style:style>
    <style:style style:name="P6" style:family="paragraph">
      <loext:graphic-properties draw:fill-color="#e0efd4"/>
      <style:paragraph-properties fo:text-align="center"/>
    </style:style>
    <style:style style:name="T1" style:family="text">
      <style:text-properties style:font-name="Ubuntu Condensed"/>
    </style:style>
    <style:style style:name="T2" style:family="text">
      <style:text-properties style:font-name="Ubuntu Condens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.09cm" svg:height="2.388cm" svg:x="13.802cm" svg:y="4.385cm">
            <draw:image xlink:href="Pictures/10000201000000A300000165BB92811497BA027F.png" xlink:type="simple" xlink:show="embed" xlink:actuate="onLoad">
              <text:p/>
            </draw:image>
          </draw:frame>
          <draw:frame draw:style-name="gr1" draw:text-style-name="P1" draw:layer="layout" svg:width="1.09cm" svg:height="2.388cm" svg:x="13.014cm" svg:y="4.893cm">
            <draw:image xlink:href="Pictures/10000201000000A300000165BB92811497BA027F.png" xlink:type="simple" xlink:show="embed" xlink:actuate="onLoad">
              <text:p/>
            </draw:image>
          </draw:frame>
          <draw:frame draw:style-name="gr1" draw:text-style-name="P1" draw:layer="layout" svg:width="1.09cm" svg:height="2.388cm" svg:x="13.495cm" svg:y="5.299cm">
            <draw:image xlink:href="Pictures/10000201000000A300000165BB92811497BA027F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648cm" svg:height="1.669cm" svg:x="14.03cm" svg:y="9.593cm">
            <draw:image xlink:href="Pictures/10000201000000EF000000F260361C97F6FB09ED.png" xlink:type="simple" xlink:show="embed" xlink:actuate="onLoad">
              <text:p/>
            </draw:image>
          </draw:frame>
          <draw:frame draw:style-name="gr1" draw:text-style-name="P1" draw:layer="layout" svg:width="1.648cm" svg:height="1.669cm" svg:x="12.66cm" svg:y="10.019cm">
            <draw:image xlink:href="Pictures/10000201000000EF000000F260361C97F6FB09ED.png" xlink:type="simple" xlink:show="embed" xlink:actuate="onLoad">
              <text:p/>
            </draw:image>
          </draw:frame>
          <draw:frame draw:style-name="gr1" draw:text-style-name="P1" draw:layer="layout" svg:width="1.648cm" svg:height="1.669cm" svg:x="13.398cm" svg:y="10.373cm">
            <draw:image xlink:href="Pictures/10000201000000EF000000F260361C97F6FB09ED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.632cm" svg:height="1.632cm" svg:x="1.381cm" svg:y="10.196cm">
            <draw:image xlink:href="Pictures/100016DC00000AF500000AF5B7BBC4F81A46773D.svg" xlink:type="simple" xlink:show="embed" xlink:actuate="onLoad">
              <text:p/>
            </draw:image>
            <draw:image xlink:href="Pictures/100002010000006A0000006A6792CC3909C3A660.png" xlink:type="simple" xlink:show="embed" xlink:actuate="onLoad"/>
          </draw:frame>
          <draw:frame draw:style-name="gr1" draw:text-style-name="P1" draw:layer="layout" svg:width="1.631cm" svg:height="1.631cm" svg:x="1.609cm" svg:y="9.983cm">
            <draw:image xlink:href="Pictures/100016DC00000AF500000AF5B7BBC4F81A46773D.svg" xlink:type="simple" xlink:show="embed" xlink:actuate="onLoad">
              <text:p/>
            </draw:image>
            <draw:image xlink:href="Pictures/100002010000006A0000006A6792CC3909C3A660.png" xlink:type="simple" xlink:show="embed" xlink:actuate="onLoad"/>
          </draw:frame>
          <draw:frame draw:style-name="gr1" draw:text-style-name="P1" draw:layer="layout" svg:width="1.632cm" svg:height="1.632cm" svg:x="1.899cm" svg:y="9.692cm">
            <draw:image xlink:href="Pictures/100016DC00000AF500000AF5B7BBC4F81A46773D.svg" xlink:type="simple" xlink:show="embed" xlink:actuate="onLoad">
              <text:p/>
            </draw:image>
            <draw:image xlink:href="Pictures/100002010000006A0000006A6792CC3909C3A660.png" xlink:type="simple" xlink:show="embed" xlink:actuate="onLoad"/>
          </draw:frame>
        </draw:g>
        <draw:frame draw:style-name="gr2" draw:text-style-name="P3" draw:layer="layout" svg:width="3.368cm" svg:height="0.963cm" svg:x="6.424cm" svg:y="11.878cm">
          <draw:text-box>
            <text:p text:style-name="P2"><text:span text:style-name="T1">ETL Pipeline</text:span></text:p>
          </draw:text-box>
        </draw:frame>
        <draw:frame draw:style-name="gr3" draw:text-style-name="P3" draw:layer="layout" svg:width="3.525cm" svg:height="1.675cm" svg:x="12.618cm" svg:y="12.127cm">
          <draw:text-box>
            <text:p text:style-name="P2"><text:span text:style-name="T1">Search Index</text:span></text:p>
            <text:p text:style-name="P2"><text:span text:style-name="T2">(Elasticsearch)</text:span></text:p>
          </draw:text-box>
        </draw:frame>
        <draw:frame draw:style-name="gr4" draw:text-style-name="P3" draw:layer="layout" svg:width="2.533cm" svg:height="1.675cm" svg:x="14.845cm" svg:y="5.147cm">
          <draw:text-box>
            <text:p text:style-name="P2"><text:span text:style-name="T1">Search</text:span><text:span text:style-name="T1"><text:line-break/></text:span><text:span text:style-name="T1">Gateway</text:span></text:p>
          </draw:text-box>
        </draw:frame>
        <draw:frame draw:style-name="gr1" draw:text-style-name="P1" draw:layer="layout" svg:width="1.659cm" svg:height="2.276cm" svg:x="12.833cm" svg:y="0.075cm">
          <draw:image xlink:href="Pictures/10000201000000FA00000157C7A13E9EB71959C5.png" xlink:type="simple" xlink:show="embed" xlink:actuate="onLoad">
            <text:p/>
          </draw:image>
        </draw:frame>
        <draw:frame draw:style-name="gr1" draw:text-style-name="P1" draw:layer="layout" svg:width="1.672cm" svg:height="2.376cm" svg:x="13.627cm" svg:y="-0.016cm">
          <draw:image xlink:href="Pictures/10000201000000FC00000166B7DD1E6DB1A2ECEC.png" xlink:type="simple" xlink:show="embed" xlink:actuate="onLoad">
            <text:p/>
          </draw:image>
        </draw:frame>
        <draw:frame draw:style-name="gr1" draw:text-style-name="P1" draw:layer="layout" svg:width="1.659cm" svg:height="2.196cm" svg:x="13.284cm" svg:y="0.446cm">
          <draw:image xlink:href="Pictures/10000201000000FA0000014B307F02B6FF46F407.png" xlink:type="simple" xlink:show="embed" xlink:actuate="onLoad">
            <text:p/>
          </draw:image>
        </draw:frame>
        <draw:frame draw:style-name="gr5" draw:text-style-name="P3" draw:layer="layout" svg:width="1.852cm" svg:height="1.051cm" svg:x="15.045cm" svg:y="1.048cm">
          <draw:text-box>
            <text:p text:style-name="P2"><text:span text:style-name="T1">Users</text:span></text:p>
          </draw:text-box>
        </draw:frame>
        <draw:frame draw:style-name="gr6" draw:text-style-name="P5" draw:layer="layout" svg:width="2.373cm" svg:height="2.859cm" svg:x="1.124cm" svg:y="11.679cm">
          <draw:text-box>
            <text:p text:style-name="P4"><text:span text:style-name="T1">Content</text:span></text:p>
            <text:p text:style-name="P4"><text:span text:style-name="T2">- Attributes</text:span></text:p>
            <text:p text:style-name="P4"><text:span text:style-name="T2">- Offers</text:span></text:p>
            <text:p text:style-name="P4"><text:span text:style-name="T2">- Discounts</text:span></text:p>
            <text:p text:style-name="P4"><text:span text:style-name="T2">- ...</text:span></text:p>
          </draw:text-box>
        </draw:frame>
        <draw:frame draw:style-name="gr7" draw:text-style-name="P5" draw:layer="layout" svg:width="3.762cm" svg:height="2.859cm" svg:x="6.352cm" svg:y="2.956cm">
          <draw:text-box>
            <text:p text:style-name="P4"><text:span text:style-name="T1">Configuration</text:span></text:p>
            <text:p text:style-name="P4"><text:span text:style-name="T2">- Categories</text:span></text:p>
            <text:p text:style-name="P4"><text:span text:style-name="T2">- Facets</text:span></text:p>
            <text:p text:style-name="P4"><text:span text:style-name="T2">- Synonyms</text:span></text:p>
            <text:p text:style-name="P4"><text:span text:style-name="T2">- ...</text:span></text:p>
          </draw:text-box>
        </draw:frame>
        <draw:custom-shape draw:style-name="gr8" draw:text-style-name="P6" draw:layer="layout" svg:width="1.016cm" svg:height="1.397cm" draw:transform="rotate (-3.14159265358979) translate (14.638cm 9.3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1.016cm" svg:height="1.397cm" draw:transform="rotate (-3.14159265358979) translate (14.639cm 4.083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" draw:layer="layout" svg:width="4.369cm" svg:height="2.376cm" svg:x="5.71cm" svg:y="9.606cm">
          <draw:image xlink:href="Pictures/1000C59E00002C790000182F0DEB4360EEF3C8B7.svg" xlink:type="simple" xlink:show="embed" xlink:actuate="onLoad">
            <text:p/>
          </draw:image>
          <draw:image xlink:href="Pictures/10000201000001AE000000EA3C7BE02AAB32FFE7.png" xlink:type="simple" xlink:show="embed" xlink:actuate="onLoad"/>
        </draw:frame>
        <draw:frame draw:style-name="gr1" draw:text-style-name="P1" draw:layer="layout" svg:width="2.423cm" svg:height="2.423cm" svg:x="6.923cm" svg:y="5.215cm">
          <draw:image xlink:href="Pictures/10006D3C00000AF500000AF51A9DC494FAD8B3C5.svg" xlink:type="simple" xlink:show="embed" xlink:actuate="onLoad">
            <text:p/>
          </draw:image>
          <draw:image xlink:href="Pictures/100002010000006A0000006A57938612680EBBAF.png" xlink:type="simple" xlink:show="embed" xlink:actuate="onLoad"/>
        </draw:frame>
        <draw:frame draw:style-name="gr1" draw:text-style-name="P1" draw:layer="layout" svg:width="2.359cm" svg:height="0.861cm" svg:x="10.106cm" svg:y="10.244cm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  <draw:frame draw:style-name="gr1" draw:text-style-name="P1" draw:layer="layout" svg:width="2.359cm" svg:height="0.861cm" svg:x="3.407cm" svg:y="10.245cm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  <draw:frame draw:style-name="gr1" draw:text-style-name="P1" draw:layer="layout" svg:width="2.359cm" svg:height="0.861cm" svg:x="9.407cm" svg:y="6.345cm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  <draw:frame draw:style-name="gr1" draw:text-style-name="P1" draw:layer="layout" svg:width="2.359cm" svg:height="0.861cm" draw:transform="rotate (-1.5707963267949) translate (8.555cm 7.647cm)">
          <draw:image xlink:href="Pictures/1000204700002C680000103ABE8747651D7186AD.svg" xlink:type="simple" xlink:show="embed" xlink:actuate="onLoad">
            <text:p/>
          </draw:image>
          <draw:image xlink:href="Pictures/10000201000001AE0000009DA6FFFF201F8C9622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272cm" fo:page-height="14.4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54:21.577006324</meta:creation-date>
    <dc:date>2018-11-15T13:15:12.299672990</dc:date>
    <meta:editing-duration>P1DT13M56S</meta:editing-duration>
    <meta:editing-cycles>17</meta:editing-cycles>
    <meta:generator>LibreOffice/6.0.6.2$Linux_X86_64 LibreOffice_project/00m0$Build-2</meta:generator>
    <meta:document-statistic meta:object-count="29"/>
  </office:meta>
</office:document-meta>
</file>